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officeooo:rsid="00048c24" officeooo:paragraph-rsid="00048c24"/>
    </style:style>
    <style:style style:name="P3" style:family="paragraph" style:parent-style-name="Standard">
      <style:text-properties style:font-name="Verdana" officeooo:rsid="00057681" officeooo:paragraph-rsid="00057681"/>
    </style:style>
    <style:style style:name="P4" style:family="paragraph" style:parent-style-name="Standard">
      <style:text-properties style:font-name="Verdana" officeooo:rsid="00080631" officeooo:paragraph-rsid="00080631"/>
    </style:style>
    <style:style style:name="P5" style:family="paragraph" style:parent-style-name="Standard">
      <style:text-properties style:font-name="Verdana" officeooo:rsid="0008c8e1" officeooo:paragraph-rsid="0008c8e1"/>
    </style:style>
    <style:style style:name="P6" style:family="paragraph" style:parent-style-name="Standard">
      <style:text-properties style:font-name="Verdana" officeooo:rsid="0009145c" officeooo:paragraph-rsid="0009145c"/>
    </style:style>
    <style:style style:name="T1" style:family="text">
      <style:text-properties officeooo:rsid="00063b61"/>
    </style:style>
    <style:style style:name="T2" style:family="text">
      <style:text-properties officeooo:rsid="00080631"/>
    </style:style>
    <style:style style:name="T3" style:family="text">
      <style:text-properties officeooo:rsid="000809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* When your former boss calls</text:p>
      <text:p text:style-name="P1"/>
      <text:p text:style-name="P2">I had mixed feelings when he called. I'm ha<text:span text:style-name="T1">p</text:span>pily retired, reasonably productive and in fairly good shape financially. Why would I want anything to change?</text:p>
      <text:p text:style-name="P2"/>
      <text:p text:style-name="P2">First, the challenge seemed like something I would enjoy and would add to my current skillset.</text:p>
      <text:p text:style-name="P2"/>
      <text:p text:style-name="P3">Second, the addition of some new structure to my time would enhance my morale, which has been lagging.</text:p>
      <text:p text:style-name="P3"/>
      <text:p text:style-name="P3">Finally, without a doubt, the income would take away some of the sense of austerity that has been a part of my lifestyle in retirement.</text:p>
      <text:p text:style-name="P3"/>
      <text:p text:style-name="P3">It's a positive thing when someone remembers you and puts new possibilities in front of you. <text:span text:style-name="T2">After all of the years of working that routine seems like a habit that is hard to leave with any sense of finality.</text:span></text:p>
      <text:p text:style-name="P3"/>
      <text:p text:style-name="P4">My former boss gave me contact information for the appropriate person. I drafted an email and finally sent it. And with that, silence. Now, I'm sure that it makes sense to follow up the email with a phone call. Naturally, I'm assuming a message in the silence. Maybe the finality is there whether I'm ambivalent about it or not. <text:span text:style-name="T3">The important changes in one's life often remain final. But life is always taking risks and never assuming anything. How much do I want to embrace a change, to assert myself even at a time in my life when life's pressures and expectations have lifted, at least in part.</text:span></text:p>
      <text:p text:style-name="P4"/>
      <text:p text:style-name="P6">I haven't gotten to a resolution, but I'm working on it.</text:p>
      <text:p text:style-name="P6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9M43S</meta:editing-duration>
    <meta:editing-cycles>10</meta:editing-cycles>
    <meta:generator>LibreOffice/5.4.3.2$Windows_X86_64 LibreOffice_project/92a7159f7e4af62137622921e809f8546db437e5</meta:generator>
    <dc:date>2024-10-10T11:55:57.258000000</dc:date>
    <meta:document-statistic meta:table-count="0" meta:image-count="0" meta:object-count="0" meta:page-count="1" meta:paragraph-count="8" meta:word-count="248" meta:character-count="1377" meta:non-whitespace-character-count="1137"/>
    <meta:user-defined meta:name="Info 1"/>
    <meta:user-defined meta:name="Info 2"/>
    <meta:user-defined meta:name="Info 3"/>
    <meta:user-defined meta:name="Info 4"/>
  </office:meta>
</office:document-meta>
</file>